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áblázat1" style:family="table">
      <style:table-properties style:width="9.204cm" table:align="margins" style:may-break-between-rows="false"/>
    </style:style>
    <style:style style:name="Táblázat1.A" style:family="table-column">
      <style:table-column-properties style:column-width="6.301cm" style:rel-column-width="44868*"/>
    </style:style>
    <style:style style:name="Táblázat1.B" style:family="table-column">
      <style:table-column-properties style:column-width="2.903cm" style:rel-column-width="20667*"/>
    </style:style>
    <style:style style:name="Táblázat1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.B1" style:family="table-cell">
      <style:table-cell-properties fo:padding="0.101cm" fo:border="0.05pt solid #000000"/>
    </style:style>
    <style:style style:name="Táblázat4" style:family="table">
      <style:table-properties style:width="9.204cm" table:align="margins" style:may-break-between-rows="false"/>
    </style:style>
    <style:style style:name="Táblázat4.A" style:family="table-column">
      <style:table-column-properties style:column-width="0.416cm" style:rel-column-width="2969*"/>
    </style:style>
    <style:style style:name="Táblázat4.B" style:family="table-column">
      <style:table-column-properties style:column-width="0.418cm" style:rel-column-width="2982*"/>
    </style:style>
    <style:style style:name="Táblázat4.L" style:family="table-column">
      <style:table-column-properties style:column-width="0.407cm" style:rel-column-width="2903*"/>
    </style:style>
    <style:style style:name="Táblázat4.M" style:family="table-column">
      <style:table-column-properties style:column-width="0.43cm" style:rel-column-width="3061*"/>
    </style:style>
    <style:style style:name="Táblázat4.O" style:family="table-column">
      <style:table-column-properties style:column-width="0.439cm" style:rel-column-width="3126*"/>
    </style:style>
    <style:style style:name="Táblázat4.P" style:family="table-column">
      <style:table-column-properties style:column-width="0.367cm" style:rel-column-width="2614*"/>
    </style:style>
    <style:style style:name="Táblázat4.Q" style:family="table-column">
      <style:table-column-properties style:column-width="0.45cm" style:rel-column-width="3205*"/>
    </style:style>
    <style:style style:name="Táblázat4.V" style:family="table-column">
      <style:table-column-properties style:column-width="0.411cm" style:rel-column-width="2927*"/>
    </style:style>
    <style:style style:name="Táblázat4.1" style:family="table-row">
      <style:table-row-properties style:min-row-height="0.508cm"/>
    </style:style>
    <style:style style:name="Táblázat4.A1" style:family="table-cell">
      <style:table-cell-properties fo:background-color="#9999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4.I1" style:family="table-cell">
      <style:table-cell-properties fo:padding="0.101cm" fo:border-left="2.5pt solid #000000" fo:border-right="none" fo:border-top="0.05pt solid #000000" fo:border-bottom="0.05pt solid #000000"/>
    </style:style>
    <style:style style:name="Táblázat4.J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K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L1" style:family="table-cell">
      <style:table-cell-properties fo:padding="0.101cm" fo:border-left="0.05pt solid #000000" fo:border-right="2.5pt solid #000000" fo:border-top="0.05pt solid #000000" fo:border-bottom="0.05pt solid #000000"/>
    </style:style>
    <style:style style:name="Táblázat4.M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N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O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Q1" style:family="table-cell">
      <style:table-cell-properties fo:padding="0.101cm" fo:border-left="2.5pt solid #000000" fo:border-right="0.05pt solid #000000" fo:border-top="0.05pt solid #000000" fo:border-bottom="0.05pt solid #000000"/>
    </style:style>
    <style:style style:name="Táblázat4.R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S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T1" style:family="table-cell">
      <style:table-cell-properties fo:padding="0.101cm" fo:border-left="2.5pt solid #000000" fo:border-right="0.05pt solid #000000" fo:border-top="0.05pt solid #000000" fo:border-bottom="0.05pt solid #000000"/>
    </style:style>
    <style:style style:name="Táblázat4.U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V1" style:family="table-cell">
      <style:table-cell-properties fo:padding="0.101cm" fo:border="0.05pt solid #000000"/>
    </style:style>
    <style:style style:name="Táblázat4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4.I2" style:family="table-cell">
      <style:table-cell-properties fo:padding="0.101cm" fo:border-left="0.05pt solid #000000" fo:border-right="none" fo:border-top="none" fo:border-bottom="0.05pt solid #000000"/>
    </style:style>
    <style:style style:name="Táblázat4.M2" style:family="table-cell">
      <style:table-cell-properties fo:padding="0.101cm" fo:border-left="0.05pt solid #000000" fo:border-right="none" fo:border-top="none" fo:border-bottom="0.05pt solid #000000"/>
    </style:style>
    <style:style style:name="Táblázat4.Q2" style:family="table-cell">
      <style:table-cell-properties fo:padding="0.101cm" fo:border-left="0.05pt solid #000000" fo:border-right="none" fo:border-top="none" fo:border-bottom="0.05pt solid #000000"/>
    </style:style>
    <style:style style:name="Táblázat4.T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2" style:family="table">
      <style:table-properties style:width="9.098cm" table:align="margins" style:may-break-between-rows="false"/>
    </style:style>
    <style:style style:name="Táblázat2.A" style:family="table-column">
      <style:table-column-properties style:column-width="3.464cm" style:rel-column-width="24950*"/>
    </style:style>
    <style:style style:name="Táblázat2.B" style:family="table-column">
      <style:table-column-properties style:column-width="1.085cm" style:rel-column-width="7817*"/>
    </style:style>
    <style:style style:name="Táblázat2.D" style:family="table-column">
      <style:table-column-properties style:column-width="1.085cm" style:rel-column-width="7818*"/>
    </style:style>
    <style:style style:name="Táblázat2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3" style:family="table">
      <style:table-properties style:width="9.098cm" table:align="margins" style:may-break-between-rows="false"/>
    </style:style>
    <style:style style:name="Táblázat3.A" style:family="table-column">
      <style:table-column-properties style:column-width="9.098cm" style:rel-column-width="65535*"/>
    </style:style>
    <style:style style:name="Táblázat3.A1" style:family="table-cell">
      <style:table-cell-properties fo:padding="0cm" fo:border="0.05pt solid #000000"/>
    </style:style>
    <style:style style:name="Táblázat3.A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3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6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9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7" style:family="paragraph" style:parent-style-name="Text_20_body">
      <style:text-properties fo:font-size="9pt" style:font-size-asian="9pt" style:font-size-complex="9pt"/>
    </style:style>
    <style:style style:name="P18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ext_20_body">
      <style:text-properties fo:font-size="2pt" style:text-underline-style="none" style:font-size-asian="2pt" style:font-size-complex="2pt"/>
    </style:style>
    <style:style style:name="P20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ahoma1" style:text-underline-style="none"/>
    </style:style>
    <style:style style:name="T10" style:family="text">
      <style:text-properties style:font-name="Tahoma1" style:text-underline-style="solid" style:text-underline-width="auto" style:text-underline-color="font-color"/>
    </style:style>
    <style:style style:name="T11" style:family="text">
      <style:text-properties style:font-name="Tahoma1" fo:font-size="9pt" style:text-underline-style="none" style:font-size-asian="9pt" style:font-size-complex="9pt"/>
    </style:style>
    <style:style style:name="T12" style:family="text">
      <style:text-properties style:font-name="Tahoma1" fo:font-size="9pt" style:text-underline-style="solid" style:text-underline-width="auto" style:text-underline-color="font-color" style:font-size-asian="9pt" style:font-size-complex="9pt"/>
    </style:style>
    <style:style style:name="T13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4" style:family="text">
      <style:text-properties style:font-name="Tahoma1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20" style:family="text">
      <style:text-properties fo:font-size="7pt" style:text-underline-style="none" style:font-size-asian="7pt" style:font-size-complex="7pt"/>
    </style:style>
    <style:style style:name="T21" style:family="text">
      <style:text-properties style:text-position="super 58%" fo:font-size="8pt" style:font-size-asian="8pt" style:font-size-complex="8pt"/>
    </style:style>
    <style:style style:name="T22" style:family="text">
      <style:text-properties style:text-position="super 58%" fo:font-size="8pt" style:text-underline-style="none" style:font-size-asian="8pt" style:font-size-complex="8pt"/>
    </style:style>
    <style:style style:name="T23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4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zakasz1">
        <text:p text:style-name="P23"><text:span text:style-name="T3">Név,</text:span><text:span text:style-name="T4"> jellemző, szint: </text:span><text:span text:style-name="T2"><text:s/>Tetves, a tolvaj<text:tab/></text:span></text:p>
        <text:p text:style-name="P24"><text:span text:style-name="T15">Fegyverei: </text:span><text:span text:style-name="T16"><text:s/></text:span><text:span text:style-name="T17">tőr, nyílpuska</text:span><text:span text:style-name="T16"><text:tab/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17"><text:span text:style-name="T18">ÉP</text:span>: 14</text:p>
            </table:table-cell>
            <table:table-cell table:style-name="Táblázat1.B1" office:value-type="string">
              <text:p text:style-name="P17">SFÉ: <text:span text:style-name="T21">SZ</text:span><text:span text:style-name="T1">3</text:span><text:span text:style-name="T3"> / </text:span><text:span text:style-name="T22">V</text:span><text:span text:style-name="T1">2</text:span><text:span text:style-name="T3"> / </text:span><text:span text:style-name="T22">Z</text:span><text:span text:style-name="T1">3</text:span></text:p>
            </table:table-cell>
          </table:table-row>
        </table:table>
        <text:p text:style-name="P19"><text:s/></text:p>
        <table:table table:name="Táblázat4" table:style-name="Táblázat4">
          <table:table-column table:style-name="Táblázat4.A"/>
          <table:table-column table:style-name="Táblázat4.B" table:number-columns-repeated="10"/>
          <table:table-column table:style-name="Táblázat4.L"/>
          <table:table-column table:style-name="Táblázat4.M"/>
          <table:table-column table:style-name="Táblázat4.B"/>
          <table:table-column table:style-name="Táblázat4.O"/>
          <table:table-column table:style-name="Táblázat4.P"/>
          <table:table-column table:style-name="Táblázat4.Q"/>
          <table:table-column table:style-name="Táblázat4.B" table:number-columns-repeated="4"/>
          <table:table-column table:style-name="Táblázat4.V"/>
          <table:table-row table:style-name="Táblázat4.1"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I1" office:value-type="string">
              <text:p text:style-name="P17"/>
            </table:table-cell>
            <table:table-cell table:style-name="Táblázat4.U1" office:value-type="string">
              <text:p text:style-name="P17"/>
            </table:table-cell>
            <table:table-cell table:style-name="Táblázat4.U1" office:value-type="string">
              <text:p text:style-name="P17"/>
            </table:table-cell>
            <table:table-cell table:style-name="Táblázat4.L1" office:value-type="string">
              <text:p text:style-name="P17"/>
            </table:table-cell>
            <table:table-cell table:style-name="Táblázat4.M1" office:value-type="string">
              <text:p text:style-name="P17"/>
            </table:table-cell>
            <table:table-cell table:style-name="Táblázat4.U1" office:value-type="string">
              <text:p text:style-name="P17"/>
            </table:table-cell>
            <table:table-cell table:style-name="Táblázat4.O1" office:value-type="string">
              <text:p text:style-name="P17"/>
            </table:table-cell>
            <table:table-cell table:style-name="Táblázat4.P1" office:value-type="string">
              <text:p text:style-name="P17"/>
            </table:table-cell>
            <table:table-cell table:style-name="Táblázat4.Q1" office:value-type="string">
              <text:p text:style-name="P17"/>
            </table:table-cell>
            <table:table-cell table:style-name="Táblázat4.U1" office:value-type="string">
              <text:p text:style-name="P17"/>
            </table:table-cell>
            <table:table-cell table:style-name="Táblázat4.U1" office:value-type="string">
              <text:p text:style-name="P17"/>
            </table:table-cell>
            <table:table-cell table:style-name="Táblázat4.T1" office:value-type="string">
              <text:p text:style-name="P17"/>
            </table:table-cell>
            <table:table-cell table:style-name="Táblázat4.U1" office:value-type="string">
              <text:p text:style-name="P17"/>
            </table:table-cell>
            <table:table-cell table:style-name="Táblázat4.V1" office:value-type="string">
              <text:p text:style-name="P17"/>
            </table:table-cell>
          </table:table-row>
          <table:table-row>
            <table:table-cell table:style-name="Táblázat4.A2" table:number-columns-spanned="8" office:value-type="string"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I2" table:number-columns-spanned="4" office:value-type="string">
              <text:p text:style-name="P18">-</text:p>
            </table:table-cell>
            <table:covered-table-cell/>
            <table:covered-table-cell/>
            <table:covered-table-cell/>
            <table:table-cell table:style-name="Táblázat4.M2" table:number-columns-spanned="4" office:value-type="string">
              <text:p text:style-name="P18">-6 TÉ</text:p>
            </table:table-cell>
            <table:covered-table-cell/>
            <table:covered-table-cell/>
            <table:covered-table-cell/>
            <table:table-cell table:style-name="Táblázat4.Q2" table:number-columns-spanned="3" office:value-type="string">
              <text:p text:style-name="P18">-16 TÉ</text:p>
            </table:table-cell>
            <table:covered-table-cell/>
            <table:covered-table-cell/>
            <table:table-cell table:style-name="Táblázat4.T2" table:number-columns-spanned="3" office:value-type="string">
              <text:p text:style-name="P18">-26 TÉ</text:p>
            </table:table-cell>
            <table:covered-table-cell/>
            <table:covered-table-cell/>
          </table:table-row>
        </table:table>
        <text:p text:style-name="P22"/>
        <text:p text:style-name="P4"><text:span text:style-name="T18">KÉ</text:span>: <text:span text:style-name="T1">18<text:tab/></text:span><text:span text:style-name="T3">F1(</text:span><text:span text:style-name="T1"> Tőr <text:s/></text:span><text:span text:style-name="T3">): </text:span><text:span text:style-name="T1"><text:s/>+1 </text:span><text:span text:style-name="T7">SP</text:span><text:span text:style-name="T3"><text:tab/>F2(</text:span><text:span text:style-name="T1">nyílpuska </text:span><text:span text:style-name="T3">): </text:span><text:span text:style-name="T1">+6<text:tab/></text:span><text:span text:style-name="T7">SP</text:span></text:p>
        <text:p text:style-name="P2"><text:span text:style-name="T18">TÉ</text:span>: 47,<text:span text:style-name="T1"><text:tab/></text:span><text:span text:style-name="T3"> T/K:</text:span><text:span text:style-name="T16"> 2 (tőrrel)</text:span><text:span text:style-name="T1"><text:tab/></text:span></text:p>
        <text:p text:style-name="P3"><text:span text:style-name="T4">VÉ</text:span><text:span text:style-name="T3">: 121,</text:span><text:span text:style-name="T1"><text:tab/></text:span></text:p>
        <text:p text:style-name="P6"><text:tab/></text:p>
        <text:p text:style-name="P5"><text:span text:style-name="T3">Pajzs: </text:span><text:span text:style-name="T1">-</text:span><text:tab/><text:span text:style-name="T3"><text:tab/>Erőbónusz: </text:span><text:span text:style-name="T1">-<text:tab/></text:span></text:p>
        <text:p text:style-name="P1"><text:span text:style-name="T4">CÉ</text:span><text:span text:style-name="T3">: </text:span><text:span text:style-name="T1">-10<text:tab/></text:span></text:p>
        <text:p text:style-name="P7"><text:span text:style-name="T3">Puszta kézzel: KÉ: </text:span><text:span text:style-name="T2">10 <text:s/></text:span><text:span text:style-name="T3"><text:s/>TÉ:</text:span><text:span text:style-name="T2"> 31,</text:span><text:span text:style-name="T1"> <text:s text:c="11"/></text:span><text:span text:style-name="T3"><text:s/>VÉ:</text:span><text:span text:style-name="T5"> 105,</text:span><text:span text:style-name="T1"><text:tab/></text:span></text:p>
        <text:p text:style-name="P9"><text:span text:style-name="T3">Erő: 0 Edz: +1 Gyors: +3 Ügy: +4 IQ: -1 Eml: -1 Önur: +1 Fog: -2</text:span></text:p>
        <text:p text:style-name="P11"><text:span text:style-name="T19">H1:</text:span><text:span text:style-name="T7">Közelharc</text:span><text:span text:style-name="T1"> </text:span>: <text:span text:style-name="T1"><text:s/>5 </text:span><text:span text:style-name="T19">.sz </text:span><text:span text:style-name="T16">(</text:span><text:span text:style-name="T23">S</text:span><text:span text:style-name="T16"> 8)</text:span><text:span text:style-name="T3"><text:tab/></text:span><text:span text:style-name="T20">Mesterfegyver (fegy, fok)</text:span><text:span text:style-name="T6">:</text:span><text:span text:style-name="T3"> </text:span><text:span text:style-name="T7">Nyílpuska (1.f)</text:span><text:span text:style-name="T1"><text:tab/></text:span></text:p>
        <text:p text:style-name="P8"><text:span text:style-name="T13">H2:Lövészet <text:s/></text:span><text:span text:style-name="T11">: </text:span><text:span text:style-name="T12"><text:s/>7 </text:span><text:span text:style-name="T13">.sz </text:span><text:span text:style-name="T12">(</text:span><text:span text:style-name="T24">S</text:span><text:span text:style-name="T12"> - )</text:span><text:span text:style-name="T11"> </text:span><text:span text:style-name="T9">Ψp: </text:span><text:span text:style-name="T10"><text:s/>0<text:tab/></text:span><text:span text:style-name="T9"> Mana: </text:span><text:span text:style-name="T10">-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3">Képzettség, <text:span text:style-name="T18">Fortély, Manőver</text:span></text:p>
            </table:table-cell>
            <table:table-cell table:style-name="Táblázat2.A1" office:value-type="string">
              <text:p text:style-name="P13">Értéke</text:p>
            </table:table-cell>
            <table:table-cell table:style-name="Táblázat2.A1" office:value-type="string">
              <text:p text:style-name="P13">Képzettség, <text:span text:style-name="T18">Fortély, Manőver</text:span></text:p>
            </table:table-cell>
            <table:table-cell table:style-name="Táblázat2.D1" office:value-type="string">
              <text:p text:style-name="P13">Értéke</text:p>
            </table:table-cell>
          </table:table-row>
          <table:table-row>
            <table:table-cell table:style-name="Táblázat2.C10" office:value-type="string">
              <text:p text:style-name="P14">Fájdalomtűrés</text:p>
            </table:table-cell>
            <table:table-cell table:style-name="Táblázat2.B10" office:value-type="string">
              <text:p text:style-name="P15">4.szint</text:p>
            </table:table-cell>
            <table:table-cell table:style-name="Táblázat2.C10" office:value-type="string">
              <text:p text:style-name="P16">-- Manőverek-- </text:p>
            </table:table-cell>
            <table:table-cell table:style-name="Táblázat2.D10" office:value-type="string">
              <text:p text:style-name="P15"/>
            </table:table-cell>
          </table:table-row>
          <table:table-row>
            <table:table-cell table:style-name="Táblázat2.C10" office:value-type="string">
              <text:p text:style-name="P16">Észlelés</text:p>
            </table:table-cell>
            <table:table-cell table:style-name="Táblázat2.B10" office:value-type="string">
              <text:p text:style-name="P15">7<text:span text:style-name="T8">.szint</text:span></text:p>
            </table:table-cell>
            <table:table-cell table:style-name="Táblázat2.C10" office:value-type="string">
              <text:p text:style-name="P16">Kibontakozás (5) +2</text:p>
            </table:table-cell>
            <table:table-cell table:style-name="Táblázat2.D10" office:value-type="string">
              <text:p text:style-name="P15">1.fok</text:p>
            </table:table-cell>
          </table:table-row>
          <table:table-row>
            <table:table-cell table:style-name="Táblázat2.C10" office:value-type="string">
              <text:p text:style-name="P16">Emberismeret</text:p>
            </table:table-cell>
            <table:table-cell table:style-name="Táblázat2.B10" office:value-type="string">
              <text:p text:style-name="P15">3<text:span text:style-name="T8">.szint</text:span></text:p>
            </table:table-cell>
            <table:table-cell table:style-name="Táblázat2.C10" office:value-type="string">
              <text:p text:style-name="P16">Leszorítás (BH:5) +2</text:p>
            </table:table-cell>
            <table:table-cell table:style-name="Táblázat2.D10" office:value-type="string">
              <text:p text:style-name="P15">1.fok</text:p>
            </table:table-cell>
          </table:table-row>
          <table:table-row>
            <table:table-cell table:style-name="Táblázat2.C10" office:value-type="string">
              <text:p text:style-name="P16">Lovaglás</text:p>
            </table:table-cell>
            <table:table-cell table:style-name="Táblázat2.B10" office:value-type="string">
              <text:p text:style-name="P15">3<text:span text:style-name="T8">.szint</text:span></text:p>
            </table:table-cell>
            <table:table-cell table:style-name="Táblázat2.C10" office:value-type="string">
              <text:p text:style-name="P16">Belharcba kerül (8) +2</text:p>
            </table:table-cell>
            <table:table-cell table:style-name="Táblázat2.D10" office:value-type="string">
              <text:p text:style-name="P15">1.fok</text:p>
            </table:table-cell>
          </table:table-row>
          <table:table-row>
            <table:table-cell table:style-name="Táblázat2.C10" office:value-type="string">
              <text:p text:style-name="P16">Méregkeverés (ételm)</text:p>
            </table:table-cell>
            <table:table-cell table:style-name="Táblázat2.B10" office:value-type="string">
              <text:p text:style-name="P15">4<text:span text:style-name="T8">.szint</text:span></text:p>
            </table:table-cell>
            <table:table-cell table:style-name="Táblázat2.C10" office:value-type="string">
              <text:p text:style-name="P16"/>
            </table:table-cell>
            <table:table-cell table:style-name="Táblázat2.D10" office:value-type="string">
              <text:p text:style-name="P15"/>
            </table:table-cell>
          </table:table-row>
          <table:table-row>
            <table:table-cell table:style-name="Táblázat2.C10" office:value-type="string">
              <text:p text:style-name="P16">Mászás</text:p>
            </table:table-cell>
            <table:table-cell table:style-name="Táblázat2.B10" office:value-type="string">
              <text:p text:style-name="P15">7<text:span text:style-name="T8">.szint</text:span></text:p>
            </table:table-cell>
            <table:table-cell table:style-name="Táblázat2.C10" office:value-type="string">
              <text:p text:style-name="P16"/>
            </table:table-cell>
            <table:table-cell table:style-name="Táblázat2.D10" office:value-type="string">
              <text:p text:style-name="P15"/>
            </table:table-cell>
          </table:table-row>
          <table:table-row>
            <table:table-cell table:style-name="Táblázat2.C10" office:value-type="string">
              <text:p text:style-name="P16"/>
            </table:table-cell>
            <table:table-cell table:style-name="Táblázat2.B10" office:value-type="string">
              <text:p text:style-name="P15"/>
            </table:table-cell>
            <table:table-cell table:style-name="Táblázat2.C10" office:value-type="string">
              <text:p text:style-name="P16"/>
            </table:table-cell>
            <table:table-cell table:style-name="Táblázat2.D10" office:value-type="string">
              <text:p text:style-name="P15"/>
            </table:table-cell>
          </table:table-row>
          <table:table-row>
            <table:table-cell table:style-name="Táblázat2.C10" office:value-type="string">
              <text:p text:style-name="P16"/>
            </table:table-cell>
            <table:table-cell table:style-name="Táblázat2.B10" office:value-type="string">
              <text:p text:style-name="P15"/>
            </table:table-cell>
            <table:table-cell table:style-name="Táblázat2.C10" office:value-type="string">
              <text:p text:style-name="P16"/>
            </table:table-cell>
            <table:table-cell table:style-name="Táblázat2.D10" office:value-type="string">
              <text:p text:style-name="P15"/>
            </table:table-cell>
          </table:table-row>
          <table:table-row>
            <table:table-cell table:style-name="Táblázat2.C10" office:value-type="string">
              <text:p text:style-name="P16"/>
            </table:table-cell>
            <table:table-cell table:style-name="Táblázat2.B10" office:value-type="string">
              <text:p text:style-name="P15"/>
            </table:table-cell>
            <table:table-cell table:style-name="Táblázat2.C10" office:value-type="string">
              <text:p text:style-name="P16"/>
            </table:table-cell>
            <table:table-cell table:style-name="Táblázat2.D10" office:value-type="string">
              <text:p text:style-name="P15"/>
            </table:table-cell>
          </table:table-row>
          <table:table-row>
            <table:table-cell table:style-name="Táblázat2.A11" table:number-columns-spanned="4" office:value-type="string">
              <text:p text:style-name="P12">Speciális: Néha transzba esik és egy másik világról álmodik.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2"><text:span text:style-name="T18">Leírás:</text:span> Tetves a km100 muntifunkcionális teszt karaktere.</text:p>
            </table:table-cell>
          </table:table-row>
          <table:table-row>
            <table:table-cell table:style-name="Táblázat3.A2" office:value-type="string">
              <text:p text:style-name="P12">Minden veszélyt vállal, hogy segítse a fejlesztést :)</text:p>
            </table:table-cell>
          </table:table-row>
        </table:table>
        <text:p text:style-name="P10"/>
      </text:section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 style:contextual-spacing="false"/>
      <style:text-properties style:font-name="Tahoma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erylium" fo:font-size="14pt" style:font-name-asian="Arial Unicode M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="FreeSerif"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3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language>hu-HU</dc:language>
    <meta:editing-cycles>2</meta:editing-cycles>
    <meta:editing-duration>P0D</meta:editing-duration>
    <dc:date>2013-09-18T16:19:20.290000000</dc:date>
    <meta:document-statistic meta:table-count="4" meta:image-count="0" meta:object-count="0" meta:page-count="1" meta:paragraph-count="53" meta:word-count="162" meta:character-count="902" meta:non-whitespace-character-count="754"/>
    <meta:user-defined meta:name="Info 1"/>
    <meta:user-defined meta:name="Info 2"/>
    <meta:user-defined meta:name="Info 3"/>
    <meta:user-defined meta:name="Info 4"/>
  </office:meta>
</office:document-meta>
</file>